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67fcb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2">
      <style:paragraph-properties fo:margin-top="0in" fo:margin-bottom="0in" style:contextual-spacing="false"/>
    </style:style>
    <style:style style:name="P16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text:span text:style-name="Strong_20_Emphasis">Server Setup:</text:span></text:p>
      <text:list text:style-name="L1">
        <text:list-item>
          <text:p text:style-name="P3">Require the Express module and create an instance of the Express application.</text:p>
        </text:list-item>
      </text:list>
      <text:p text:style-name="Text_20_body">Example server setup (<text:span text:style-name="Source_20_Text">server.js</text:span>):</text:p>
      <text:p text:style-name="P2">javascript</text:p>
      <text:p text:style-name="Preformatted_20_Text"><text:span text:style-name="Source_20_Text">const express = require('express');</text:span></text:p>
      <text:p text:style-name="Preformatted_20_Text"><text:span text:style-name="Source_20_Text">const app = express();</text:span></text:p>
      <text:p text:style-name="Preformatted_20_Text"><text:span text:style-name="Source_20_Text">const PORT = 3000;</text:span></text:p>
      <text:p text:style-name="Preformatted_20_Text"/>
      <text:p text:style-name="Preformatted_20_Text"><text:span text:style-name="Source_20_Text">app.listen(PORT, () =&gt; {</text:span></text:p>
      <text:p text:style-name="Preformatted_20_Text"><text:span text:style-name="Source_20_Text"><text:s text:c="2"/>console.log(`Server is running on port ${PORT}`);</text:span></text:p>
      <text:p text:style-name="P2"><text:span text:style-name="Source_20_Text">});</text:span></text:p>
      <text:p text:style-name="Text_20_body"><text:span text:style-name="Strong_20_Emphasis">Routing:</text:span></text:p>
      <text:list text:style-name="L2">
        <text:list-item>
          <text:p text:style-name="P4">Define routes using HTTP methods (GET, POST, PUT, DELETE) and corresponding route paths.</text:p>
        </text:list-item>
      </text:list>
      <text:p text:style-name="Text_20_body">Example routing:</text:p>
      <text:p text:style-name="P2">javascript</text:p>
      <text:p text:style-name="Preformatted_20_Text"><text:span text:style-name="Source_20_Text">// GET route</text:span></text:p>
      <text:p text:style-name="Preformatted_20_Text"><text:span text:style-name="Source_20_Text">app.get('/', (req, res) =&gt; {</text:span></text:p>
      <text:p text:style-name="Preformatted_20_Text"><text:span text:style-name="Source_20_Text"><text:s text:c="2"/>res.send('Hello World!'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POST route</text:span></text:p>
      <text:p text:style-name="Preformatted_20_Text"><text:span text:style-name="Source_20_Text">app.post('/users', (req, res) =&gt; {</text:span></text:p>
      <text:p text:style-name="Preformatted_20_Text"><text:span text:style-name="Source_20_Text"><text:s text:c="2"/>// Handle POST request</text:span></text:p>
      <text:p text:style-name="P2"><text:span text:style-name="Source_20_Text">});</text:span></text:p>
      <text:p text:style-name="Text_20_body"><text:span text:style-name="Strong_20_Emphasis">Middleware:</text:span></text:p>
      <text:list text:style-name="L3">
        <text:list-item>
          <text:p text:style-name="P5">Middleware functions have access to the request object (req), the response object (res), and the next middleware function in the application's request-response cycle.</text:p>
        </text:list-item>
      </text:list>
      <text:p text:style-name="Text_20_body">Example middleware:</text:p>
      <text:p text:style-name="P2">javascript</text:p>
      <text:p text:style-name="Preformatted_20_Text"><text:span text:style-name="Source_20_Text">// Middleware function</text:span></text:p>
      <text:p text:style-name="Preformatted_20_Text"><text:span text:style-name="Source_20_Text">const logger = (req, res, next) =&gt; {</text:span></text:p>
      <text:p text:style-name="Preformatted_20_Text"><text:span text:style-name="Source_20_Text"><text:s text:c="2"/>console.log(`${req.method} ${req.url}`);</text:span></text:p>
      <text:p text:style-name="Preformatted_20_Text"><text:span text:style-name="Source_20_Text"><text:s text:c="2"/>next()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Use middleware</text:span></text:p>
      <text:p text:style-name="P2"><text:span text:style-name="Source_20_Text">app.use(logger);</text:span></text:p>
      <text:p text:style-name="Text_20_body"><text:span text:style-name="Strong_20_Emphasis">Static Files:</text:span></text:p>
      <text:list text:style-name="L4">
        <text:list-item>
          <text:p text:style-name="P6">Serve static files (e.g., HTML, CSS, images) using Express's <text:span text:style-name="Source_20_Text">express.static()</text:span> middleware.</text:p>
        </text:list-item>
      </text:list>
      <text:p text:style-name="Text_20_body"><text:soft-page-break/>Example serving static files:</text:p>
      <text:p text:style-name="P2">javascript</text:p>
      <text:p text:style-name="Preformatted_20_Text"><text:span text:style-name="Source_20_Text">// Serve static files</text:span></text:p>
      <text:p text:style-name="P2"><text:span text:style-name="Source_20_Text">app.use(express.static('public'));</text:span></text:p>
      <text:p text:style-name="Text_20_body"><text:span text:style-name="Strong_20_Emphasis">Error Handling:</text:span></text:p>
      <text:list text:style-name="L5">
        <text:list-item>
          <text:p text:style-name="P7">Define error-handling middleware functions to handle errors in the application.</text:p>
        </text:list-item>
      </text:list>
      <text:p text:style-name="Text_20_body">Example error handling middleware:</text:p>
      <text:p text:style-name="P2">javascript</text:p>
      <text:p text:style-name="Preformatted_20_Text"><text:span text:style-name="Source_20_Text">// Error handling middleware</text:span></text:p>
      <text:p text:style-name="Preformatted_20_Text"><text:span text:style-name="Source_20_Text">app.use((err, req, res, next) =&gt; {</text:span></text:p>
      <text:p text:style-name="Preformatted_20_Text"><text:span text:style-name="Source_20_Text"><text:s text:c="2"/>console.error(err.stack);</text:span></text:p>
      <text:p text:style-name="Preformatted_20_Text"><text:span text:style-name="Source_20_Text"><text:s text:c="2"/>res.status(500).send('Something went wrong!');</text:span></text:p>
      <text:p text:style-name="P2"><text:span text:style-name="Source_20_Text">});</text:span></text:p>
      <text:p text:style-name="Text_20_body"><text:span text:style-name="Strong_20_Emphasis">Route Parameters:</text:span></text:p>
      <text:list text:style-name="L6">
        <text:list-item>
          <text:p text:style-name="P8">Use route parameters to capture values specified in the URL.</text:p>
        </text:list-item>
      </text:list>
      <text:p text:style-name="Text_20_body">Example using route parameters:</text:p>
      <text:p text:style-name="P2">javascript</text:p>
      <text:p text:style-name="Preformatted_20_Text"><text:span text:style-name="Source_20_Text">app.get('/users/:id', (req, res) =&gt; {</text:span></text:p>
      <text:p text:style-name="Preformatted_20_Text"><text:span text:style-name="Source_20_Text"><text:s text:c="2"/>const userId = req.params.id;</text:span></text:p>
      <text:p text:style-name="Preformatted_20_Text"><text:span text:style-name="Source_20_Text"><text:s text:c="2"/>// Retrieve user with userId</text:span></text:p>
      <text:p text:style-name="P2"><text:span text:style-name="Source_20_Text">});</text:span></text:p>
      <text:p text:style-name="Text_20_body"><text:span text:style-name="Strong_20_Emphasis">Query Parameters:</text:span></text:p>
      <text:list text:style-name="L7">
        <text:list-item>
          <text:p text:style-name="P9">Access query parameters passed in the URL using <text:span text:style-name="Source_20_Text">req.query</text:span>.</text:p>
        </text:list-item>
      </text:list>
      <text:p text:style-name="Text_20_body">Example accessing query parameters:</text:p>
      <text:p text:style-name="P2">javascript</text:p>
      <text:p text:style-name="Preformatted_20_Text"><text:span text:style-name="Source_20_Text">app.get('/search', (req, res) =&gt; {</text:span></text:p>
      <text:p text:style-name="Preformatted_20_Text"><text:span text:style-name="Source_20_Text"><text:s text:c="2"/>const query = req.query.q;</text:span></text:p>
      <text:p text:style-name="Preformatted_20_Text"><text:span text:style-name="Source_20_Text"><text:s text:c="2"/>// Perform search based on query</text:span></text:p>
      <text:p text:style-name="P2"><text:span text:style-name="Source_20_Text">});</text:span></text:p>
      <text:p text:style-name="Text_20_body"><text:span text:style-name="Strong_20_Emphasis">Middleware Order:</text:span></text:p>
      <text:list text:style-name="L8">
        <text:list-item>
          <text:p text:style-name="P10">Middleware functions are executed in the order they are declared.</text:p>
        </text:list-item>
      </text:list>
      <text:p text:style-name="Text_20_body">Example middleware order:</text:p>
      <text:p text:style-name="P2">javascript</text:p>
      <text:p text:style-name="Preformatted_20_Text"><text:span text:style-name="Source_20_Text">app.use(middleware1);</text:span></text:p>
      <text:p text:style-name="P2"><text:span text:style-name="Source_20_Text">app.use(middleware2);</text:span></text:p>
      <text:p text:style-name="Text_20_body"><text:soft-page-break/><text:span text:style-name="Strong_20_Emphasis">Template Engines:</text:span></text:p>
      <text:list text:style-name="L9">
        <text:list-item>
          <text:p text:style-name="P11">Use template engines like Pug, EJS, Handlebars, etc., to generate dynamic HTML pages.</text:p>
        </text:list-item>
      </text:list>
      <text:p text:style-name="Text_20_body">Example using Pug template engine:</text:p>
      <text:p text:style-name="P2">javascript</text:p>
      <text:p text:style-name="Preformatted_20_Text"><text:span text:style-name="Source_20_Text">// Set view engine</text:span></text:p>
      <text:p text:style-name="Preformatted_20_Text"><text:span text:style-name="Source_20_Text">app.set('view engine', 'pug');</text:span></text:p>
      <text:p text:style-name="Preformatted_20_Text"/>
      <text:p text:style-name="Preformatted_20_Text"><text:span text:style-name="Source_20_Text">// Render Pug template</text:span></text:p>
      <text:p text:style-name="Preformatted_20_Text"><text:span text:style-name="Source_20_Text">app.get('/', (req, res) =&gt; {</text:span></text:p>
      <text:p text:style-name="Preformatted_20_Text"><text:span text:style-name="Source_20_Text"><text:s text:c="2"/>res.render('index', { title: 'Express App' });</text:span></text:p>
      <text:p text:style-name="P2"><text:span text:style-name="Source_20_Text">});</text:span></text:p>
      <text:p text:style-name="Text_20_body"><text:span text:style-name="Strong_20_Emphasis">RESTful APIs:</text:span></text:p>
      <text:list text:style-name="L10">
        <text:list-item>
          <text:p text:style-name="P12">Use Express to build RESTful APIs by defining routes for each resource and mapping HTTP methods to CRUD operations.</text:p>
        </text:list-item>
      </text:list>
      <text:p text:style-name="Text_20_body">Example building RESTful API:</text:p>
      <text:p text:style-name="P2">javascript</text:p>
      <text:p text:style-name="Preformatted_20_Text"><text:span text:style-name="Source_20_Text">// GET all users</text:span></text:p>
      <text:p text:style-name="Preformatted_20_Text"><text:span text:style-name="Source_20_Text">app.get('/api/users', (req, res) =&gt; {</text:span></text:p>
      <text:p text:style-name="Preformatted_20_Text"><text:span text:style-name="Source_20_Text"><text:s text:c="2"/>// Retrieve all users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POST new user</text:span></text:p>
      <text:p text:style-name="Preformatted_20_Text"><text:span text:style-name="Source_20_Text">app.post('/api/users', (req, res) =&gt; {</text:span></text:p>
      <text:p text:style-name="Preformatted_20_Text"><text:span text:style-name="Source_20_Text"><text:s text:c="2"/>// Create a new user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PUT update user</text:span></text:p>
      <text:p text:style-name="Preformatted_20_Text"><text:span text:style-name="Source_20_Text">app.put('/api/users/:id', (req, res) =&gt; {</text:span></text:p>
      <text:p text:style-name="Preformatted_20_Text"><text:span text:style-name="Source_20_Text"><text:s text:c="2"/>// Update user with id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DELETE user</text:span></text:p>
      <text:p text:style-name="Preformatted_20_Text"><text:span text:style-name="Source_20_Text">app.delete('/api/users/:id', (req, res) =&gt; {</text:span></text:p>
      <text:p text:style-name="Preformatted_20_Text"><text:span text:style-name="Source_20_Text"><text:s text:c="2"/>// Delete user with id</text:span></text:p>
      <text:p text:style-name="P2"><text:span text:style-name="Source_20_Text">});</text:span></text:p>
      <text:p text:style-name="Text_20_body"><text:span text:style-name="Strong_20_Emphasis">Security:</text:span></text:p>
      <text:list text:style-name="L11">
        <text:list-item>
          <text:p text:style-name="P13">Implement security best practices to secure Express applications.</text:p>
        </text:list-item>
      </text:list>
      <text:p text:style-name="Text_20_body">Example security measures:</text:p>
      <text:list text:style-name="L12">
        <text:list-item>
          <text:p text:style-name="P15">Validate user inputs to prevent injection attacks.</text:p>
        </text:list-item>
        <text:list-item>
          <text:p text:style-name="P15">Use HTTPS to encrypt data transmitted between client and server.</text:p>
        </text:list-item>
        <text:list-item>
          <text:p text:style-name="P14">Implement authentication and authorization mechanisms.</text:p>
        </text:list-item>
      </text:list>
      <text:p text:style-name="Text_20_body"><text:span text:style-name="Strong_20_Emphasis">Testing:</text:span></text:p>
      <text:list text:style-name="L13">
        <text:list-item>
          <text:p text:style-name="P16"><text:soft-page-break/>Write tests for Express applications using testing frameworks and mocking/stubbing tools.</text:p>
        </text:list-item>
      </text:list>
      <text:p text:style-name="Text_20_body">Example testing with Mocha and Chai:</text:p>
      <text:p text:style-name="P2">javascript</text:p>
      <text:p text:style-name="Preformatted_20_Text"><text:span text:style-name="Source_20_Text">// Test suite</text:span></text:p>
      <text:p text:style-name="Preformatted_20_Text"><text:span text:style-name="Source_20_Text">describe('GET /', () =&gt; {</text:span></text:p>
      <text:p text:style-name="Preformatted_20_Text"><text:span text:style-name="Source_20_Text"><text:s text:c="2"/>it('responds with status 200', (done) =&gt; {</text:span></text:p>
      <text:p text:style-name="Preformatted_20_Text"><text:span text:style-name="Source_20_Text"><text:s text:c="4"/>chai.request(app)</text:span></text:p>
      <text:p text:style-name="Preformatted_20_Text"><text:span text:style-name="Source_20_Text"><text:s text:c="6"/>.get('/')</text:span></text:p>
      <text:p text:style-name="Preformatted_20_Text"><text:span text:style-name="Source_20_Text"><text:s text:c="6"/>.end((err, res) =&gt; {</text:span></text:p>
      <text:p text:style-name="Preformatted_20_Text"><text:span text:style-name="Source_20_Text"><text:s text:c="8"/>expect(res).to.have.status(200);</text:span></text:p>
      <text:p text:style-name="Preformatted_20_Text"><text:span text:style-name="Source_20_Text"><text:s text:c="8"/>done();</text:span></text:p>
      <text:p text:style-name="Preformatted_20_Text"><text:span text:style-name="Source_20_Text"><text:s text:c="6"/>});</text:span></text:p>
      <text:p text:style-name="Preformatted_20_Text"><text:span text:style-name="Source_20_Text"><text:s text:c="2"/>});</text:span></text:p>
      <text:p text:style-name="P2"><text:span text:style-name="Source_20_Text">});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22:10.364934324</meta:creation-date>
    <dc:date>2024-04-03T13:52:10.276476333</dc:date>
    <meta:editing-duration>PT2M1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4" meta:paragraph-count="121" meta:word-count="488" meta:character-count="3410" meta:non-whitespace-character-count="2980"/>
  </office:meta>
</office:document-meta>
</file>